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</office:font-face-decls>
  <office:automatic-styles>
    <style:style style:name="P1" style:family="paragraph" style:parent-style-name="Standard">
      <style:text-properties fo:color="#000000" loext:opacity="100%" style:font-name="Liberation Serif" fo:font-size="12pt" fo:letter-spacing="normal" fo:language="en" fo:country="IE" fo:font-style="normal" fo:font-weight="bold" officeooo:rsid="01fbd450" officeooo:paragraph-rsid="01fbd450" style:font-size-asian="12pt" style:font-style-asian="normal" style:font-weight-asian="bold" style:font-size-complex="12pt" style:font-style-complex="normal" style:font-weight-complex="bold"/>
    </style:style>
    <style:style style:name="P2" style:family="paragraph" style:parent-style-name="Standard">
      <style:text-properties fo:color="#000000" loext:opacity="100%" style:font-name="Liberation Serif" fo:font-size="12pt" fo:letter-spacing="normal" fo:language="en" fo:country="IE" fo:font-style="normal" fo:font-weight="normal" officeooo:rsid="01fbd450" officeooo:paragraph-rsid="01fbd450" style:font-size-asian="12pt" style:font-style-asian="normal" style:font-weight-asian="normal" style:font-size-complex="12pt" style:font-style-complex="normal" style:font-weight-complex="normal"/>
    </style:style>
    <style:style style:name="P3" style:family="paragraph" style:parent-style-name="Standard">
      <style:text-properties fo:color="#000000" loext:opacity="100%" style:font-name="Liberation Serif" fo:font-size="12pt" fo:letter-spacing="normal" fo:language="en" fo:country="IE" fo:font-style="normal" fo:font-weight="normal" officeooo:rsid="01fbd450" officeooo:paragraph-rsid="02062d37" style:font-size-asian="12pt" style:font-style-asian="normal" style:font-weight-asian="normal" style:font-size-complex="12pt" style:font-style-complex="normal" style:font-weight-complex="normal"/>
    </style:style>
    <style:style style:name="P4" style:family="paragraph" style:parent-style-name="Standard">
      <style:text-properties fo:color="#000000" loext:opacity="100%" style:font-name="Liberation Serif" fo:font-size="12pt" fo:letter-spacing="normal" fo:language="en" fo:country="IE" fo:font-style="normal" fo:font-weight="normal" officeooo:rsid="01fbd450" officeooo:paragraph-rsid="02094a86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text-properties fo:color="#000000" loext:opacity="100%" style:font-name="Liberation Serif" fo:font-size="12pt" fo:letter-spacing="normal" fo:language="en" fo:country="IE" fo:font-style="normal" fo:font-weight="normal" officeooo:rsid="01ffb102" officeooo:paragraph-rsid="01ffb102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text-properties fo:color="#000000" loext:opacity="100%" style:font-name="Liberation Serif" fo:font-size="12pt" fo:letter-spacing="normal" fo:language="en" fo:country="IE" fo:font-style="normal" fo:font-weight="normal" officeooo:rsid="01ffb102" officeooo:paragraph-rsid="01ffb102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officeooo:rsid="01fc12a7"/>
    </style:style>
    <style:style style:name="T2" style:family="text">
      <style:text-properties officeooo:rsid="01fdfd23"/>
    </style:style>
    <style:style style:name="T3" style:family="text">
      <style:text-properties officeooo:rsid="01ffb102"/>
    </style:style>
    <style:style style:name="T4" style:family="text">
      <style:text-properties officeooo:rsid="0200342f"/>
    </style:style>
    <style:style style:name="T5" style:family="text">
      <style:text-properties officeooo:rsid="0201dbe4"/>
    </style:style>
    <style:style style:name="T6" style:family="text">
      <style:text-properties officeooo:rsid="0203c2c6"/>
    </style:style>
    <style:style style:name="T7" style:family="text">
      <style:text-properties officeooo:rsid="02044415"/>
    </style:style>
    <style:style style:name="T8" style:family="text">
      <style:text-properties officeooo:rsid="0205c3b6"/>
    </style:style>
    <style:style style:name="T9" style:family="text">
      <style:text-properties officeooo:rsid="02062d37"/>
    </style:style>
    <style:style style:name="T10" style:family="text">
      <style:text-properties officeooo:rsid="0207aef9"/>
    </style:style>
    <style:style style:name="T11" style:family="text">
      <style:text-properties officeooo:rsid="02094a86"/>
    </style:style>
    <style:style style:name="T12" style:family="text">
      <style:text-properties officeooo:rsid="020aa61f"/>
    </style:style>
    <style:style style:name="T13" style:family="text">
      <style:text-properties officeooo:rsid="020b7f29"/>
    </style:style>
    <style:style style:name="T14" style:family="text">
      <style:text-properties officeooo:rsid="020ba25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hich IoT board?</text:p>
      <text:p text:style-name="P2"/>
      <text:p text:style-name="P4">To show off our IoT potential we need to pick on a suitable board. <text:span text:style-name="T11">We are currently using an Arduino 33 IoT board which has an ARM M0+ processor clocked at 48MHz, and 256K of </text:span><text:span text:style-name="T12">f</text:span><text:span text:style-name="T11">lash and just 32K of SRAM. A demo of our TLS1.3 client just about fits and successfully executes.</text:span></text:p>
      <text:p text:style-name="P4"/>
      <text:p text:style-name="P4"><text:span text:style-name="T11">But t</text:span>here is no point in shoe-horning our TLS1.3 capability into the tiniest possible space, leaving no room for an application to use it. That kind of show-boating is quite common in the crypto world, but pointless in the real world. And there is no point <text:span text:style-name="T12">either </text:span>in <text:span text:style-name="T8">using something which is</text:span> too big, like a Raspberry Pi which runs full Linux and has gigabytes of <text:span text:style-name="T11">memory</text:span> and major CPU fire-power – but cannot reasonably be powered by a battery.</text:p>
      <text:p text:style-name="P2"/>
      <text:p text:style-name="P2">So what else is out there?</text:p>
      <text:p text:style-name="P2"/>
      <text:p text:style-name="P2"/>
      <text:p text:style-name="P1">What do we need.</text:p>
      <text:p text:style-name="P2"/>
      <text:p text:style-name="P2">I would suggest that we need a <text:span text:style-name="T8">micro-controller </text:span>board with a minimum of <text:span text:style-name="T3">4</text:span>M of flash memory, and 256K of SRAM. At the moment we are a comfortable fit inside of that, and I think we should aim for TLS1.3 to occupy no more tha<text:span text:style-name="T11">n about</text:span> <text:span text:style-name="T11">1</text:span>5% of <text:span text:style-name="T3">a</text:span> boards capacity. <text:s/>A lot of our client size is down to our store of CA <text:span text:style-name="T10">root </text:span>certificates, but in a real deployment we can cut that right back. From recent researches I conclude that <text:span text:style-name="T12">lattice-based </text:span>PQ crypto is not very CPU intensive but does require more SRAM. <text:span text:style-name="T1">We would also like the board to be cheap and well-known. It would be nice if it had some hardware crypto/hashing support.</text:span></text:p>
      <text:p text:style-name="P2"/>
      <text:p text:style-name="P2"/>
      <text:p text:style-name="P1">And the winner is...</text:p>
      <text:p text:style-name="P2"/>
      <text:p text:style-name="P3">The Raspberry Pi Pico <text:a xlink:type="simple" xlink:href="https://www.raspberrypi.com/products/raspberry-pi-pico/" text:style-name="Internet_20_link" text:visited-style-name="Visited_20_Internet_20_Link">https://www.raspberrypi.com/products/raspberry-pi-pico/</text:a>. No I hadn’t heard of it either. <text:span text:style-name="T1">It has a dual core ARM M0+ clocked at 133MHz and 264K of SRAM, </text:span><text:span text:style-name="T3">and </text:span><text:span text:style-name="T1">it costs $4. </text:span></text:p>
      <text:p text:style-name="P3"/>
      <text:p text:style-name="P3"><text:span text:style-name="T2">It </text:span><text:span text:style-name="T13">is also available</text:span><text:span text:style-name="T2"> in a </text:span><text:span text:style-name="T3">nice</text:span><text:span text:style-name="T2"> Arduino form factor, </text:span><text:span text:style-name="T14">the Arduino Nano RP2040</text:span><text:span text:style-name="T2"> - </text:span><text:a xlink:type="simple" xlink:href="https://store-usa.arduino.cc/products/arduino-nano-rp2040-connect-with-headers" text:style-name="Internet_20_link" text:visited-style-name="Visited_20_Internet_20_Link"><text:span text:style-name="T2">https://store-usa.arduino.cc/products/arduino-nano-rp2040-connect-with-headers</text:span></text:a><text:span text:style-name="T2"> which</text:span><text:span text:style-name="T1"> </text:span><text:span text:style-name="T13">adds</text:span><text:span text:style-name="T1"> </text:span><text:span text:style-name="T9">16M of flash, </text:span><text:span text:style-name="T1">Wi</text:span><text:span text:style-name="T6">F</text:span><text:span text:style-name="T1">i and a crypto co-processor. </text:span><text:span text:style-name="T7">The relative weakness of the processor is offset by the impressive clock speed. And being dual core – well that is interesting.</text:span></text:p>
      <text:p text:style-name="P2"/>
      <text:p text:style-name="P5">And being a Raspberry Pi device it <text:span text:style-name="T5">also </text:span>comes with an awesome software ecosystem. <text:span text:style-name="T4">Based on the fact that the RP2040 is currently out of stock from most suppliers, it seems to be quite popular.</text:span></text:p>
      <text:p text:style-name="P5"/>
      <text:p text:style-name="P5"/>
      <text:p text:style-name="P5">I want one!</text:p>
      <text:p text:style-name="P5"/>
      <text:p text:style-name="P2"/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2-01T13:37:15.738000000</meta:creation-date>
    <dc:date>2021-12-06T11:41:03.259000000</dc:date>
    <meta:editing-duration>P5DT8H27M15S</meta:editing-duration>
    <meta:editing-cycles>326</meta:editing-cycles>
    <meta:generator>LibreOffice/7.2.2.2$Windows_X86_64 LibreOffice_project/02b2acce88a210515b4a5bb2e46cbfb63fe97d56</meta:generator>
    <meta:document-statistic meta:table-count="0" meta:image-count="0" meta:object-count="0" meta:page-count="1" meta:paragraph-count="11" meta:word-count="382" meta:character-count="2150" meta:non-whitespace-character-count="1775"/>
  </office:meta>
</office:document-meta>
</file>